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296A44FD85CC52B5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tröbel &lt;m.stroebel@gmx.de&gt;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eb-E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0.502cm" svg:height="0.962cm" svg:x="10.8cm" svg:y="6.4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hal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echnische Grundlagen</text:p>
                <text:list>
                  <text:list-item>
                    <text:p>HTTP</text:p>
                  </text:list-item>
                  <text:list-item>
                    <text:p>XML/XSD</text:p>
                  </text:list-item>
                  <text:list-item>
                    <text:p>JSON</text:p>
                  </text:list-item>
                  <text:list-item>
                    <text:p>Spring Framework</text:p>
                  </text:list-item>
                  <text:list-item>
                    <text:p>Dependency Injection / IOC</text:p>
                  </text:list-item>
                </text:list>
              </text:list-item>
              <text:list-item>
                <text:p>Basics Web-Programmierung</text:p>
                <text:list>
                  <text:list-item>
                    <text:p>HTTP-Request/Response</text:p>
                  </text:list-item>
                  <text:list-item>
                    <text:p>Server-Side HTML (Formulare etc.)</text:p>
                  </text:list-item>
                </text:list>
              </text:list-item>
              <text:list-item>
                <text:p>SW-Architekur in verteilten Systemen</text:p>
                <text:list>
                  <text:list-item>
                    <text:p>Klassische Schichtenmodelle</text:p>
                  </text:list-item>
                  <text:list-item>
                    <text:p>Monolith vs. MicroServices</text:p>
                  </text:list-item>
                  <text:list-item>
                    <text:p>DDD (Domain Driven Design)</text:p>
                  </text:list-item>
                </text:list>
              </text:list-item>
              <text:list-item>
                <text:p>Überblick SOA (Service-orientierte Architekturen)</text:p>
                <text:list>
                  <text:list-item>
                    <text:p>Webservices (SOAP, WSDL, ...)</text:p>
                  </text:list-item>
                </text:list>
              </text:list-item>
              <text:list-item>
                <text:p>REST</text:p>
                <text:list>
                  <text:list-item>
                    <text:p>REST vs SOAP</text:p>
                  </text:list-item>
                  <text:list-item>
                    <text:p>REST-APIs</text:p>
                  </text:list-item>
                  <text:list-item>
                    <text:p>Techniken (Caching, Content Negotiation, …)</text:p>
                  </text:list-item>
                </text:list>
              </text:list-item>
              <text:list-item>
                <text:p>Websockets</text:p>
              </text:list-item>
              <text:list-item>
                <text:p>Messag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96A44FD85CC52B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1:25:28.447589756</meta:creation-date>
    <meta:editing-duration>PT18M43S</meta:editing-duration>
    <meta:editing-cycles>3</meta:editing-cycles>
    <meta:generator>LibreOffice/6.4.4.2$Linux_X86_64 LibreOffice_project/40$Build-2</meta:generator>
    <dc:title>Bright Blue</dc:title>
    <dc:date>2020-08-14T11:59:59.427265880</dc:date>
    <meta:document-statistic meta:object-count="35"/>
  </office:meta>
</office:document-meta>
</file>